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7.02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519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5.463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0.06pt solid #000000" style:vertical-align="automatic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1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11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3" style:family="table-cell" style:parent-style-name="Default" style:data-style-name="N100">
      <style:table-cell-properties fo:border-bottom="none" style:cell-protect="protected" style:print-content="true" fo:border-left="0.06pt solid #000000" fo:border-right="0.06pt solid #000000" fo:border-top="none" style:vertical-align="automatic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1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normal" style:font-name-asian="Arial2" style:font-size-asian="10pt" style:font-weight-asian="normal" style:font-name-complex="Arial2" style:font-size-complex="10pt" style:font-weight-complex="normal"/>
    </style:style>
    <style:style style:name="ce81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2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83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0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9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9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04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10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8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9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</style:style>
    <style:style style:name="ce110" style:family="table-cell" style:parent-style-name="Comma" style:data-style-name="N3">
      <style:table-cell-properties fo:border-bottom="none" fo:background-color="#ffffff" fo:border-left="0.06pt solid #000000" fo:border-right="0.06pt solid #000000" fo:border-top="0.06pt solid #000000" style:vertical-align="automatic"/>
    </style:style>
    <style:style style:name="ce111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5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0pt" fo:font-weight="normal" style:font-name-asian="Arial3" style:font-size-asian="10pt" style:font-weight-asian="normal" style:font-name-complex="Arial3" style:font-size-complex="10pt" style:font-weight-complex="normal"/>
    </style:style>
    <style:style style:name="ce121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4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8pt" style:font-name-asian="Arial2" style:font-size-asian="8pt" style:font-name-complex="Arial2" style:font-size-complex="8pt"/>
    </style:style>
    <style:style style:name="ce125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43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29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130" style:family="table-cell" style:parent-style-name="Default" style:data-style-name="N119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6" style:family="table-cell" style:parent-style-name="Default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7" style:family="table-cell" style:parent-style-name="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38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fo:font-weight="normal" style:font-name-asian="Arial1" style:font-size-asian="10pt" style:font-weight-asian="normal" style:font-name-complex="Arial1" style:font-size-complex="10pt" style:font-weight-complex="normal"/>
    </style:style>
    <style:style style:name="ce139" style:family="table-cell" style:parent-style-name="Default" style:data-style-name="N3">
      <style:table-cell-properties fo:border-bottom="none" style:cell-protect="protected" style:print-content="tru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1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4" style:family="table-cell" style:parent-style-name="Excel_20_Built-in_20_Comma" style:data-style-name="N3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5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Gráficas Impacto GRAFIMPAC S.A</text:p>
          </table:table-cell>
          <table:covered-table-cell table:number-columns-repeated="4" table:style-name="ce112"/>
          <table:covered-table-cell table:style-name="ce115"/>
          <table:covered-table-cell table:style-name="ce121"/>
          <table:table-cell table:style-name="ce7" office:value-type="string" calcext:value-type="string">
            <text:p>P/T:</text:p>
          </table:table-cell>
          <table:table-cell table:style-name="ce69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Patrimonio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1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Revisado por:</text:p>
          </table:table-cell>
          <table:table-cell table:style-name="ce70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21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1"/>
          <table:covered-table-cell table:style-name="ce143"/>
          <table:covered-table-cell table:number-columns-repeated="2" table:style-name="ce21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0-06-30" calcext:value-type="date">
            <text:p>30-jun-20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80" table:number-columns-repeated="2"/>
          <table:table-cell table:style-name="ce101" table:number-columns-repeated="3"/>
          <table:table-cell table:style-name="ce122"/>
          <table:table-cell table:style-name="ce124"/>
          <table:table-cell table:style-name="ce129"/>
          <table:table-cell table:style-name="ce136"/>
          <table:table-cell table:style-name="ce14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01010101001" calcext:value-type="string">
            <text:p><text:s/>301010101001 </text:p>
          </table:table-cell>
          <table:table-cell table:style-name="ce81" office:value-type="string" office:string-value="CAPITAL SOCIAL" calcext:value-type="string">
            <text:p><text:s/>CAPITAL SOCIAL </text:p>
          </table:table-cell>
          <table:table-cell table:style-name="ce95"/>
          <table:table-cell table:style-name="ce102" office:value-type="float" office:value="1608300" calcext:value-type="float">
            <text:p>1,608,300</text:p>
          </table:table-cell>
          <table:table-cell table:style-name="ce103" table:number-columns-repeated="2"/>
          <table:table-cell table:style-name="ce102" table:formula="of:=[.D10]+[.E10]-[.F10]" office:value-type="float" office:value="1608300" calcext:value-type="float">
            <text:p>1,608,300</text:p>
          </table:table-cell>
          <table:table-cell table:style-name="ce10" office:value-type="string" office:string-value="301010101001" calcext:value-type="string">
            <text:p><text:s/>301010101001 </text:p>
          </table:table-cell>
          <table:table-cell table:style-name="ce81" office:value-type="string" office:string-value="CAPITAL SOCIAL" calcext:value-type="string">
            <text:p><text:s/>CAPITAL SOCIAL </text:p>
          </table:table-cell>
          <table:table-cell table:style-name="ce137" office:value-type="float" office:value="1608300" calcext:value-type="float">
            <text:p>1,608,300</text:p>
          </table:table-cell>
          <table:table-cell table:style-name="ce142" table:formula="of:=+[.G10]-[.J10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04010101001" calcext:value-type="string">
            <text:p><text:s/>304010101001 </text:p>
          </table:table-cell>
          <table:table-cell table:style-name="ce81" office:value-type="string" office:string-value="RESERVA LEGAL" calcext:value-type="string">
            <text:p><text:s/>RESERVA LEGAL </text:p>
          </table:table-cell>
          <table:table-cell table:style-name="ce96"/>
          <table:table-cell table:style-name="ce103" office:value-type="float" office:value="713799.1" calcext:value-type="float">
            <text:p>713,799</text:p>
          </table:table-cell>
          <table:table-cell table:style-name="ce103" table:number-columns-repeated="2"/>
          <table:table-cell table:style-name="ce102" table:formula="of:=[.D11]+[.E11]-[.F11]" office:value-type="float" office:value="713799.1" calcext:value-type="float">
            <text:p>713,799</text:p>
          </table:table-cell>
          <table:table-cell table:style-name="ce10" office:value-type="string" office:string-value="304010101001" calcext:value-type="string">
            <text:p><text:s/>304010101001 </text:p>
          </table:table-cell>
          <table:table-cell table:style-name="ce81" office:value-type="string" office:string-value="RESERVA LEGAL" calcext:value-type="string">
            <text:p><text:s/>RESERVA LEGAL </text:p>
          </table:table-cell>
          <table:table-cell table:style-name="ce138" office:value-type="float" office:value="619400.47" calcext:value-type="float">
            <text:p>619,400</text:p>
          </table:table-cell>
          <table:table-cell table:style-name="ce142" table:formula="of:=+[.G11]-[.J11]" office:value-type="float" office:value="94398.63" calcext:value-type="float">
            <text:p>94,39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04020101001" calcext:value-type="string">
            <text:p><text:s/>304020101001 </text:p>
          </table:table-cell>
          <table:table-cell table:style-name="ce81" office:value-type="string" office:string-value="RESERVA FACULTATIVA Y ESTATUTARIA" calcext:value-type="string">
            <text:p><text:s/>RESERVA FACULTATIVA Y ESTATUTARIA </text:p>
          </table:table-cell>
          <table:table-cell table:style-name="ce96"/>
          <table:table-cell table:style-name="ce103" office:value-type="float" office:value="6999.56" calcext:value-type="float">
            <text:p>7,000</text:p>
          </table:table-cell>
          <table:table-cell table:style-name="ce103" table:number-columns-repeated="2"/>
          <table:table-cell table:style-name="ce102" table:formula="of:=[.D12]+[.E12]-[.F12]" office:value-type="float" office:value="6999.56" calcext:value-type="float">
            <text:p>7,000</text:p>
          </table:table-cell>
          <table:table-cell table:style-name="ce10" office:value-type="string" office:string-value="304020101001" calcext:value-type="string">
            <text:p><text:s/>304020101001 </text:p>
          </table:table-cell>
          <table:table-cell table:style-name="ce81" office:value-type="string" office:string-value="RESERVA FACULTATIVA Y ESTATUTARIA" calcext:value-type="string">
            <text:p><text:s/>RESERVA FACULTATIVA Y ESTATUTARIA </text:p>
          </table:table-cell>
          <table:table-cell table:style-name="ce138" office:value-type="float" office:value="6999.56" calcext:value-type="float">
            <text:p>7,000</text:p>
          </table:table-cell>
          <table:table-cell table:style-name="ce142" table:formula="of:=+[.G12]-[.J12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0" office:value-type="string" office:string-value="305020101001" calcext:value-type="string">
            <text:p><text:s/>305020101001 </text:p>
          </table:table-cell>
          <table:table-cell table:style-name="ce81" office:value-type="string" office:string-value="SUPERAVIT POR REVALUACION DE PROPIEDAD PLANTA Y EQUIPO " calcext:value-type="string">
            <text:p><text:s/>SUPERAVIT POR REVALUACION DE PROPIEDAD PLANTA Y EQUIPO <text:s/></text:p>
          </table:table-cell>
          <table:table-cell table:style-name="ce96"/>
          <table:table-cell table:style-name="ce103" office:value-type="float" office:value="27785.96" calcext:value-type="float">
            <text:p>27,786</text:p>
          </table:table-cell>
          <table:table-cell table:style-name="ce103" table:number-columns-repeated="2"/>
          <table:table-cell table:style-name="ce102" table:formula="of:=[.D13]+[.E13]-[.F13]" office:value-type="float" office:value="27785.96" calcext:value-type="float">
            <text:p>27,786</text:p>
          </table:table-cell>
          <table:table-cell table:style-name="ce10" office:value-type="string" office:string-value="305020101001" calcext:value-type="string">
            <text:p><text:s/>305020101001 </text:p>
          </table:table-cell>
          <table:table-cell table:style-name="ce81" office:value-type="string" office:string-value="SUPERAVIT POR REVALUACION DE PROPIEDAD PLANTA Y EQUIPO " calcext:value-type="string">
            <text:p><text:s/>SUPERAVIT POR REVALUACION DE PROPIEDAD PLANTA Y EQUIPO <text:s/></text:p>
          </table:table-cell>
          <table:table-cell table:style-name="ce138" office:value-type="float" office:value="27785.96" calcext:value-type="float">
            <text:p>27,786</text:p>
          </table:table-cell>
          <table:table-cell table:style-name="ce142" table:formula="of:=+[.G13]-[.J1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306010101001" calcext:value-type="string">
            <text:p><text:s/>306010101001 </text:p>
          </table:table-cell>
          <table:table-cell table:style-name="ce82" office:value-type="string" office:string-value="GANANCIA ACUMULADA DE PERIODOS ANTERIORES" calcext:value-type="string">
            <text:p><text:s/>GANANCIA ACUMULADA DE PERIODOS ANTERIORES </text:p>
          </table:table-cell>
          <table:table-cell table:style-name="ce83"/>
          <table:table-cell table:style-name="ce104" office:value-type="float" office:value="6960151.69" calcext:value-type="float">
            <text:p>6,960,152</text:p>
          </table:table-cell>
          <table:table-cell table:style-name="ce104" table:number-columns-repeated="2"/>
          <table:table-cell table:style-name="ce102" table:formula="of:=[.D14]+[.E14]-[.F14]" office:value-type="float" office:value="6960151.69" calcext:value-type="float">
            <text:p>6,960,152</text:p>
          </table:table-cell>
          <table:table-cell table:style-name="ce11" office:value-type="string" office:string-value="306010101001" calcext:value-type="string">
            <text:p><text:s/>306010101001 </text:p>
          </table:table-cell>
          <table:table-cell table:style-name="ce82" office:value-type="string" office:string-value="GANANCIA ACUMULADA DE PERIODOS ANTERIORES" calcext:value-type="string">
            <text:p><text:s/>GANANCIA ACUMULADA DE PERIODOS ANTERIORES </text:p>
          </table:table-cell>
          <table:table-cell table:style-name="ce139" office:value-type="float" office:value="6110564.07" calcext:value-type="float">
            <text:p>6,110,564</text:p>
          </table:table-cell>
          <table:table-cell table:style-name="ce142" table:formula="of:=+[.G14]-[.J14]" office:value-type="float" office:value="849587.62" calcext:value-type="float">
            <text:p>849,58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306020101001" calcext:value-type="string">
            <text:p><text:s/>306020101001 </text:p>
          </table:table-cell>
          <table:table-cell table:style-name="ce82" office:value-type="string" office:string-value="RESULTADOS ACUMULADOS PROVENIENTES DE LA ADOPCION POR PRIMERA VEZ" calcext:value-type="string">
            <text:p><text:s/>RESULTADOS ACUMULADOS PROVENIENTES DE LA ADOPCION POR PRIMERA VEZ </text:p>
          </table:table-cell>
          <table:table-cell table:style-name="ce83"/>
          <table:table-cell table:style-name="ce104" office:value-type="float" office:value="971338.87" calcext:value-type="float">
            <text:p>971,339</text:p>
          </table:table-cell>
          <table:table-cell table:style-name="ce104" table:number-columns-repeated="2"/>
          <table:table-cell table:style-name="ce102" table:formula="of:=[.D15]+[.E15]-[.F15]" office:value-type="float" office:value="971338.87" calcext:value-type="float">
            <text:p>971,339</text:p>
          </table:table-cell>
          <table:table-cell table:style-name="ce11" office:value-type="string" office:string-value="306020101001" calcext:value-type="string">
            <text:p><text:s/>306020101001 </text:p>
          </table:table-cell>
          <table:table-cell table:style-name="ce82" office:value-type="string" office:string-value="RESULTADOS ACUMULADOS PROVENIENTES DE LA ADOPCION POR PRIMERA VEZ" calcext:value-type="string">
            <text:p><text:s/>RESULTADOS ACUMULADOS PROVENIENTES DE LA ADOPCION POR PRIMERA VEZ </text:p>
          </table:table-cell>
          <table:table-cell table:style-name="ce139" office:value-type="float" office:value="971338.87" calcext:value-type="float">
            <text:p>971,339</text:p>
          </table:table-cell>
          <table:table-cell table:style-name="ce142" table:formula="of:=+[.G15]-[.J15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305040101001" calcext:value-type="string">
            <text:p><text:s/>305040101001 </text:p>
          </table:table-cell>
          <table:table-cell table:style-name="ce82" office:value-type="string" office:string-value="PERDIDAS Y GANANCIAS ACTUARIALES RECONOCIDAS ORI" calcext:value-type="string">
            <text:p><text:s/>PERDIDAS Y GANANCIAS ACTUARIALES RECONOCIDAS ORI </text:p>
          </table:table-cell>
          <table:table-cell table:style-name="ce83"/>
          <table:table-cell table:style-name="ce104" office:value-type="float" office:value="64643.04" calcext:value-type="float">
            <text:p>64,643</text:p>
          </table:table-cell>
          <table:table-cell table:style-name="ce104" table:number-columns-repeated="2"/>
          <table:table-cell table:style-name="ce102" table:formula="of:=[.D16]+[.E16]-[.F16]" office:value-type="float" office:value="64643.04" calcext:value-type="float">
            <text:p>64,643</text:p>
          </table:table-cell>
          <table:table-cell table:style-name="ce11" office:value-type="string" office:string-value="305040101001" calcext:value-type="string">
            <text:p><text:s/>305040101001 </text:p>
          </table:table-cell>
          <table:table-cell table:style-name="ce82" office:value-type="string" office:string-value="PERDIDAS Y GANANCIAS ACTUARIALES RECONOCIDAS ORI" calcext:value-type="string">
            <text:p><text:s/>PERDIDAS Y GANANCIAS ACTUARIALES RECONOCIDAS ORI </text:p>
          </table:table-cell>
          <table:table-cell table:style-name="ce139" office:value-type="float" office:value="64643.04" calcext:value-type="float">
            <text:p>64,643</text:p>
          </table:table-cell>
          <table:table-cell table:style-name="ce142" table:formula="of:=+[.G16]-[.J1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306010101003" calcext:value-type="string">
            <text:p><text:s/>306010101003 </text:p>
          </table:table-cell>
          <table:table-cell table:style-name="ce82" office:value-type="string" office:string-value="CORRECCION DE RESULTADOS A" calcext:value-type="string">
            <text:p><text:s/>CORRECCION DE RESULTADOS A </text:p>
          </table:table-cell>
          <table:table-cell table:style-name="ce83"/>
          <table:table-cell table:style-name="ce104" office:value-type="float" office:value="-284904.99" calcext:value-type="float">
            <text:p>-284,905</text:p>
          </table:table-cell>
          <table:table-cell table:style-name="ce104" table:number-columns-repeated="2"/>
          <table:table-cell table:style-name="ce102" table:formula="of:=[.D17]+[.E17]-[.F17]" office:value-type="float" office:value="-284904.99" calcext:value-type="float">
            <text:p>-284,905</text:p>
          </table:table-cell>
          <table:table-cell table:style-name="ce11" office:value-type="string" office:string-value="306010101003" calcext:value-type="string">
            <text:p><text:s/>306010101003 </text:p>
          </table:table-cell>
          <table:table-cell table:style-name="ce82" office:value-type="string" office:string-value="CORRECCION DE RESULTADOS A" calcext:value-type="string">
            <text:p><text:s/>CORRECCION DE RESULTADOS A </text:p>
          </table:table-cell>
          <table:table-cell table:style-name="ce139" office:value-type="float" office:value="-284904.99" calcext:value-type="float">
            <text:p>-284,905</text:p>
          </table:table-cell>
          <table:table-cell table:style-name="ce142" table:formula="of:=+[.G17]-[.J1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string" office:string-value="305040101002" calcext:value-type="string">
            <text:p><text:s/>305040101002 </text:p>
          </table:table-cell>
          <table:table-cell table:style-name="ce82" office:value-type="string" office:string-value="GASTO POR IMPUESTO A LA GANANCIA DIFERIDO" calcext:value-type="string">
            <text:p><text:s/>GASTO POR IMPUESTO A LA GANANCIA DIFERIDO </text:p>
          </table:table-cell>
          <table:table-cell table:style-name="ce83"/>
          <table:table-cell table:style-name="ce104" office:value-type="float" office:value="18297.89" calcext:value-type="float">
            <text:p>18,298</text:p>
          </table:table-cell>
          <table:table-cell table:style-name="ce104" table:number-columns-repeated="2"/>
          <table:table-cell table:style-name="ce102" table:formula="of:=[.D18]+[.E18]-[.F18]" office:value-type="float" office:value="18297.89" calcext:value-type="float">
            <text:p>18,298</text:p>
          </table:table-cell>
          <table:table-cell table:style-name="ce11" office:value-type="string" office:string-value="305040101002" calcext:value-type="string">
            <text:p><text:s/>305040101002 </text:p>
          </table:table-cell>
          <table:table-cell table:style-name="ce82" office:value-type="string" office:string-value="GASTO POR IMPUESTO A LA GANANCIA DIFERIDO" calcext:value-type="string">
            <text:p><text:s/>GASTO POR IMPUESTO A LA GANANCIA DIFERIDO </text:p>
          </table:table-cell>
          <table:table-cell table:style-name="ce139" office:value-type="float" office:value="18297.89" calcext:value-type="float">
            <text:p>18,298</text:p>
          </table:table-cell>
          <table:table-cell table:style-name="ce142" table:formula="of:=+[.G18]-[.J18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1" office:value-type="float" office:value="307010101001" calcext:value-type="float">
            <text:p>307010101001 </text:p>
          </table:table-cell>
          <table:table-cell table:style-name="ce82" office:value-type="string" office:string-value="Utilidad del Ejercicio Economico Actual                                         " calcext:value-type="string">
            <text:p><text:s/>Utilidad del Ejercicio Economico Actual <text:s text:c="41"/></text:p>
          </table:table-cell>
          <table:table-cell table:style-name="ce83"/>
          <table:table-cell table:style-name="ce104" office:value-type="float" office:value="0" calcext:value-type="float">
            <text:p>0</text:p>
          </table:table-cell>
          <table:table-cell table:style-name="ce104" table:number-columns-repeated="2"/>
          <table:table-cell table:style-name="ce102" table:formula="of:=[.D19]+[.E19]-[.F19]" office:value-type="float" office:value="0" calcext:value-type="float">
            <text:p>0</text:p>
          </table:table-cell>
          <table:table-cell table:style-name="ce11" office:value-type="float" office:value="307010101001" calcext:value-type="float">
            <text:p>307010101001 </text:p>
          </table:table-cell>
          <table:table-cell table:style-name="ce82" office:value-type="string" office:string-value="Utilidad del Ejercicio Economico Actual                                         " calcext:value-type="string">
            <text:p><text:s/>Utilidad del Ejercicio Economico Actual <text:s text:c="41"/></text:p>
          </table:table-cell>
          <table:table-cell table:style-name="ce139" office:value-type="float" office:value="1480916.99" calcext:value-type="float">
            <text:p>1,480,917</text:p>
          </table:table-cell>
          <table:table-cell table:style-name="ce142" table:formula="of:=+[.G19]-[.J19]" office:value-type="float" office:value="-1480916.99" calcext:value-type="float">
            <text:p>-1,480,91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3"/>
          <table:table-cell table:style-name="ce83" table:number-columns-repeated="2"/>
          <table:table-cell table:style-name="ce104" table:number-columns-repeated="3"/>
          <table:table-cell table:style-name="ce102"/>
          <table:table-cell table:style-name="ce125"/>
          <table:table-cell table:style-name="ce130"/>
          <table:table-cell table:style-name="ce104"/>
          <table:table-cell table:style-name="ce144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5" table:formula="of:=SUM([.D9:.D20])" office:value-type="float" office:value="10086411.12" calcext:value-type="float">
            <text:p>10,086,411</text:p>
          </table:table-cell>
          <table:table-cell table:style-name="ce105" table:formula="of:=SUM([.E9:.E20])" office:value-type="float" office:value="0" calcext:value-type="float">
            <text:p>0</text:p>
          </table:table-cell>
          <table:table-cell table:style-name="ce105" table:formula="of:=SUM([.F9:.F20])" office:value-type="float" office:value="0" calcext:value-type="float">
            <text:p>0</text:p>
          </table:table-cell>
          <table:table-cell table:style-name="ce105" table:formula="of:=SUM([.G9:.G20])" office:value-type="float" office:value="10086411.12" calcext:value-type="float">
            <text:p>10,086,411</text:p>
          </table:table-cell>
          <table:table-cell table:style-name="ce43" table:number-columns-repeated="2"/>
          <table:table-cell table:style-name="ce105" table:formula="of:=SUM([.J9:.J20])" office:value-type="float" office:value="10623341.86" calcext:value-type="float">
            <text:p>10,623,342</text:p>
          </table:table-cell>
          <table:table-cell table:style-name="ce145" table:formula="of:=SUM([.K9:.K20])" office:value-type="float" office:value="-536930.74" calcext:value-type="float">
            <text:p>-536,931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21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4" table:number-columns-repeated="2"/>
          <table:table-cell table:style-name="ce108"/>
          <table:table-cell table:style-name="ce117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89" office:value-type="string" calcext:value-type="string">
            <text:p>Capital Social</text:p>
          </table:table-cell>
          <table:table-cell table:style-name="ce57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Orbea Arellano Jose Xavier</text:p>
          </table:table-cell>
          <table:table-cell table:style-name="ce57"/>
          <table:table-cell table:number-columns-repeated="2" table:style-name="ce109" office:value-type="float" office:value="643320" calcext:value-type="float">
            <text:p>643,32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Orbea Arellano Raul David</text:p>
          </table:table-cell>
          <table:table-cell table:style-name="ce57"/>
          <table:table-cell table:number-columns-repeated="2" table:style-name="ce109" office:value-type="float" office:value="643320" calcext:value-type="float">
            <text:p>643,32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Orbea Vaca Jose Walter</text:p>
          </table:table-cell>
          <table:table-cell table:style-name="ce57"/>
          <table:table-cell table:number-columns-repeated="2" table:style-name="ce109" office:value-type="float" office:value="321660" calcext:value-type="float">
            <text:p>321,66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89" office:value-type="string" calcext:value-type="string">
            <text:p>Total</text:p>
          </table:table-cell>
          <table:table-cell table:style-name="ce57"/>
          <table:table-cell table:style-name="ce110" table:formula="of:=SUM([.D27:.D29])" office:value-type="float" office:value="1608300" calcext:value-type="float">
            <text:p>1,608,300</text:p>
          </table:table-cell>
          <table:table-cell table:style-name="ce110" table:formula="of:=SUM([.E27:.E29])" office:value-type="float" office:value="1608300" calcext:value-type="float">
            <text:p>1,608,30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89" office:value-type="string" calcext:value-type="string">
            <text:p>Reservas</text:p>
          </table:table-cell>
          <table:table-cell table:style-name="ce57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Reserva Legal</text:p>
          </table:table-cell>
          <table:table-cell table:style-name="ce57"/>
          <table:table-cell table:style-name="ce109" table:formula="of:=[.G11]" office:value-type="float" office:value="713799.1" calcext:value-type="float">
            <text:p>713,799</text:p>
          </table:table-cell>
          <table:table-cell table:style-name="ce109" table:formula="of:=[.J11]" office:value-type="float" office:value="619400.47" calcext:value-type="float">
            <text:p>619,40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Reserva Facultativa y estatuaria</text:p>
          </table:table-cell>
          <table:table-cell table:style-name="ce57"/>
          <table:table-cell table:style-name="ce109" table:formula="of:=[.G12]" office:value-type="float" office:value="6999.56" calcext:value-type="float">
            <text:p>7,000</text:p>
          </table:table-cell>
          <table:table-cell table:style-name="ce109" table:formula="of:=[.J12]" office:value-type="float" office:value="6999.56" calcext:value-type="float">
            <text:p>7,00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89" office:value-type="string" calcext:value-type="string">
            <text:p>Total</text:p>
          </table:table-cell>
          <table:table-cell table:style-name="ce57"/>
          <table:table-cell table:style-name="ce110" table:formula="of:=SUM([.D33:.D34])" office:value-type="float" office:value="720798.66" calcext:value-type="float">
            <text:p>720,799</text:p>
          </table:table-cell>
          <table:table-cell table:style-name="ce110" table:formula="of:=SUM([.E33:.E34])" office:value-type="float" office:value="626400.03" calcext:value-type="float">
            <text:p>626,400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89" office:value-type="string" calcext:value-type="string">
            <text:p>Resultados Acumulados</text:p>
          </table:table-cell>
          <table:table-cell table:style-name="ce57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Resultados Distribuibles</text:p>
          </table:table-cell>
          <table:table-cell table:style-name="ce57"/>
          <table:table-cell table:style-name="ce109" table:formula="of:=[.G14]+[.G18]+[.G19]" office:value-type="float" office:value="6978449.58" calcext:value-type="float">
            <text:p>6,978,450</text:p>
          </table:table-cell>
          <table:table-cell table:style-name="ce109" table:formula="of:=[.J14]+[.J18]+[.J19]" office:value-type="float" office:value="7609778.95" calcext:value-type="float">
            <text:p>7,609,779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Reserva según PCGA anteriores</text:p>
          </table:table-cell>
          <table:table-cell table:style-name="ce57"/>
          <table:table-cell table:style-name="ce109" table:formula="of:=[.G13]" office:value-type="float" office:value="27785.96" calcext:value-type="float">
            <text:p>27,786</text:p>
          </table:table-cell>
          <table:table-cell table:style-name="ce109" table:formula="of:=[.J13]" office:value-type="float" office:value="27785.96" calcext:value-type="float">
            <text:p>27,786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/>
          <table:table-cell table:style-name="ce57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Adopción por primera vez de las NIIF</text:p>
          </table:table-cell>
          <table:table-cell table:style-name="ce57"/>
          <table:table-cell table:style-name="ce109" table:formula="of:=[.G15]" office:value-type="float" office:value="971338.87" calcext:value-type="float">
            <text:p>971,339</text:p>
          </table:table-cell>
          <table:table-cell table:style-name="ce109" table:formula="of:=[.J15]" office:value-type="float" office:value="971338.87" calcext:value-type="float">
            <text:p>971,339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ORI</text:p>
          </table:table-cell>
          <table:table-cell table:style-name="ce57"/>
          <table:table-cell table:style-name="ce109" table:formula="of:=[.G16]" office:value-type="float" office:value="64643.04" calcext:value-type="float">
            <text:p>64,643</text:p>
          </table:table-cell>
          <table:table-cell table:style-name="ce109" table:formula="of:=[.J16]" office:value-type="float" office:value="64643.04" calcext:value-type="float">
            <text:p>64,643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90" office:value-type="string" calcext:value-type="string">
            <text:p>Otros</text:p>
          </table:table-cell>
          <table:table-cell table:style-name="ce57"/>
          <table:table-cell table:style-name="ce109" table:formula="of:=[.G17]" office:value-type="float" office:value="-284904.99" calcext:value-type="float">
            <text:p>-284,905</text:p>
          </table:table-cell>
          <table:table-cell table:style-name="ce109" table:formula="of:=[.J17]" office:value-type="float" office:value="-284904.99" calcext:value-type="float">
            <text:p>-284,905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89" office:value-type="string" calcext:value-type="string">
            <text:p>Total</text:p>
          </table:table-cell>
          <table:table-cell table:style-name="ce57"/>
          <table:table-cell table:style-name="ce110" table:formula="of:=SUM([.D38:.D43])" office:value-type="float" office:value="7757312.46" calcext:value-type="float">
            <text:p>7,757,312</text:p>
          </table:table-cell>
          <table:table-cell table:style-name="ce110" table:formula="of:=SUM([.E38:.E43])" office:value-type="float" office:value="8388641.83" calcext:value-type="float">
            <text:p>8,388,642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109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57" table:number-columns-repeated="2"/>
          <table:table-cell table:style-name="ce111" table:number-columns-repeated="2"/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5" table:formula="of:=[.D30]+[.D35]+[.D44]" office:value-type="float" office:value="10086411.12" calcext:value-type="float">
            <text:p>10,086,411</text:p>
          </table:table-cell>
          <table:table-cell table:style-name="ce105" table:formula="of:=[.E30]+[.E35]+[.E44]" office:value-type="float" office:value="10623341.86" calcext:value-type="float">
            <text:p>10,623,342</text:p>
          </table:table-cell>
          <table:table-cell table:style-name="ce21" table:number-columns-repeated="7"/>
          <table:table-cell table:number-columns-repeated="1012"/>
        </table:table-row>
        <table:table-row table:style-name="ro2">
          <table:table-cell table:style-name="ce21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1" table:number-columns-repeated="9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3">
          <table:table-cell table:style-name="ce21" table:number-columns-repeated="10"/>
          <table:table-cell table:style-name="ce67"/>
          <table:table-cell table:style-name="ce21"/>
          <table:table-cell table:number-columns-repeated="1012"/>
        </table:table-row>
        <table:table-row table:style-name="ro2" table:number-rows-repeated="4">
          <table:table-cell table:style-name="ce21" table:number-columns-repeated="12"/>
          <table:table-cell table:number-columns-repeated="1012"/>
        </table:table-row>
        <table:table-row table:style-name="ro2" table:number-rows-repeated="104851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8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8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1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 number:style="long"/>
      <number:text>-</number:text>
      <number:month number:textual="true"/>
    </number:date-style>
    <number:date-style style:name="N134">
      <number:month number:textual="true"/>
      <number:text>-</number:text>
      <number:year/>
    </number:date-style>
    <number:time-style style:name="N135">
      <number:hours/>
      <number:text>:</number:text>
      <number:minutes number:style="long"/>
      <number:text> </number:text>
      <number:am-pm/>
    </number:time-style>
    <number:time-style style:name="N136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7">
      <number:hours/>
      <number:text>:</number:text>
      <number:minutes number:style="long"/>
    </number:time-style>
    <number:time-style style:name="N138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1P0" style:volatile="true">
      <number:number number:decimal-places="0" loext:min-decimal-places="0" number:min-integer-digits="1" number:grouping="true"/>
      <number:text> </number:text>
    </number:number-style>
    <number:number-style style:name="N14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loext:min-decimal-places="2" number:min-integer-digits="1" number:grouping="true"/>
      <number:text> </number:text>
    </number:number-style>
    <number:number-style style:name="N14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8P2" style:volatile="true">
      <loext:text> </loext:text>
      <loext:fill-character> </loext:fill-character>
      <number:text>-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loext:text> $ </loext:text>
      <loext:fill-character> </loext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number number:decimal-places="0" loext:min-decimal-places="0" number:min-integer-digits="1" number:grouping="true"/>
    </number:number-style>
    <number:number-style style:name="N16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6P0"/>
    </number:number-style>
    <number:number-style style:name="N168P0" style:volatile="true">
      <number:number number:decimal-places="0" loext:min-decimal-places="0" number:min-integer-digits="1" number:grouping="true"/>
      <number:text>   </number:text>
    </number:number-style>
    <number:number-style style:name="N16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68P0"/>
    </number:number-style>
    <number:date-style style:name="N169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69">
      <number:text-content/>
      <style:map style:condition="value()&lt;=1.79769313486232E+308" style:apply-style-name="N169P0"/>
    </number:text-style>
    <number:number-style style:name="N17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4" loext:min-decimal-places="4" number:min-integer-digits="1" number:grouping="true"/>
    </number:number-style>
    <number:number-style style:name="N174">
      <number:number number:decimal-places="4" loext:min-decimal-places="4" number:min-integer-digits="1"/>
    </number:number-style>
    <number:number-style style:name="N175">
      <number:number number:decimal-places="8" loext:min-decimal-places="8" number:min-integer-digits="1" number:grouping="true"/>
    </number:number-style>
    <number:number-style style:name="N176">
      <number:number number:decimal-places="0" loext:min-decimal-places="0" number:min-integer-digits="13"/>
    </number:number-style>
    <number:number-style style:name="N18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number number:decimal-places="1" loext:min-decimal-places="1" number:min-integer-digits="1"/>
    </number:number-style>
    <number:number-style style:name="N182">
      <number:number number:decimal-places="3" loext:min-decimal-places="3" number:min-integer-digits="1"/>
    </number:number-style>
    <number:number-style style:name="N183">
      <number:number number:decimal-places="3" loext:min-decimal-places="3" number:min-integer-digits="0" number:grouping="true"/>
    </number:number-style>
    <number:number-style style:name="N185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5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6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88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8P0"/>
    </number:number-style>
    <number:number-style style:name="N189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89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$ </loext:text>
      <loext:fill-character> </loext:fill-character>
      <number:text>-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4">
      <number:text> </number:text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6">00/00/0000</text:date>, <text:time style:data-style-name="N2" text:time-value="15:40:31.1664498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1-10-06T15:40:58.219406117</dc:date>
    <meta:editing-cycles>9</meta:editing-cycles>
    <meta:editing-duration>PT1H4M2S</meta:editing-duration>
    <meta:document-statistic meta:table-count="1" meta:cell-count="173" meta:object-count="0"/>
  </office:meta>
</office:document-meta>
</file>